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ini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" calcext:value-type="float">
            <text:p>2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" calcext:value-type="float">
            <text:p>4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" calcext:value-type="float">
            <text:p>6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" calcext:value-type="float">
            <text:p>7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1" calcext:value-type="float">
            <text:p>1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2" calcext:value-type="float">
            <text:p>1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7" calcext:value-type="float">
            <text:p>17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1" calcext:value-type="float">
            <text:p>2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3" calcext:value-type="float">
            <text:p>2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4" calcext:value-type="float">
            <text:p>24</text:p>
          </table:table-cell>
          <table:table-cell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5" calcext:value-type="float">
            <text:p>2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7" calcext:value-type="float">
            <text:p>2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8" calcext:value-type="float">
            <text:p>28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0" calcext:value-type="float">
            <text:p>30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3" calcext:value-type="float">
            <text:p>3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4" calcext:value-type="float">
            <text:p>34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6" calcext:value-type="float">
            <text:p>36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7" calcext:value-type="float">
            <text:p>37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8" calcext:value-type="float">
            <text:p>38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39" calcext:value-type="float">
            <text:p>39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0" calcext:value-type="float">
            <text:p>40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2" calcext:value-type="float">
            <text:p>4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4" calcext:value-type="float">
            <text:p>44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6" calcext:value-type="float">
            <text:p>46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7" calcext:value-type="float">
            <text:p>47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49" calcext:value-type="float">
            <text:p>49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0" calcext:value-type="float">
            <text:p>50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1" calcext:value-type="float">
            <text:p>5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4" calcext:value-type="float">
            <text:p>54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5" calcext:value-type="float">
            <text:p>55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8" calcext:value-type="float">
            <text:p>58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59" calcext:value-type="float">
            <text:p>59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2" calcext:value-type="float">
            <text:p>6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6" calcext:value-type="float">
            <text:p>66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0" calcext:value-type="float">
            <text:p>70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4" calcext:value-type="float">
            <text:p>74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7" calcext:value-type="float">
            <text:p>7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0" calcext:value-type="float">
            <text:p>80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2" calcext:value-type="float">
            <text:p>8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3" calcext:value-type="float">
            <text:p>8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5" calcext:value-type="float">
            <text:p>85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7" calcext:value-type="float">
            <text:p>87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8" calcext:value-type="float">
            <text:p>88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0" calcext:value-type="float">
            <text:p>90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3" calcext:value-type="float">
            <text:p>9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4" calcext:value-type="float">
            <text:p>94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7" calcext:value-type="float">
            <text:p>97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8" calcext:value-type="float">
            <text:p>98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gini </text:p>
          </table:table-cell>
          <table:table-cell office:value-type="float" office:value="99" calcext:value-type="float">
            <text:p>99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" calcext:value-type="float">
            <text:p>1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" calcext:value-type="float">
            <text:p>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" calcext:value-type="float">
            <text:p>3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" calcext:value-type="float">
            <text:p>4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" calcext:value-type="float">
            <text:p>5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" calcext:value-type="float">
            <text:p>8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0" calcext:value-type="float">
            <text:p>10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1" calcext:value-type="float">
            <text:p>11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2" calcext:value-type="float">
            <text:p>12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3" calcext:value-type="float">
            <text:p>13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5" calcext:value-type="float">
            <text:p>15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7" calcext:value-type="float">
            <text:p>1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8" calcext:value-type="float">
            <text:p>18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19" calcext:value-type="float">
            <text:p>19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1" calcext:value-type="float">
            <text:p>2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2" calcext:value-type="float">
            <text:p>2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5" calcext:value-type="float">
            <text:p>25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6" calcext:value-type="float">
            <text:p>26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8" calcext:value-type="float">
            <text:p>28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29" calcext:value-type="float">
            <text:p>29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2" calcext:value-type="float">
            <text:p>3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4" calcext:value-type="float">
            <text:p>34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5" calcext:value-type="float">
            <text:p>3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6" calcext:value-type="float">
            <text:p>36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7" calcext:value-type="float">
            <text:p>3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8" calcext:value-type="float">
            <text:p>38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39" calcext:value-type="float">
            <text:p>39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1" calcext:value-type="float">
            <text:p>4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3" calcext:value-type="float">
            <text:p>43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5" calcext:value-type="float">
            <text:p>4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6" calcext:value-type="float">
            <text:p>46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8" calcext:value-type="float">
            <text:p>48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2" calcext:value-type="float">
            <text:p>52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3" calcext:value-type="float">
            <text:p>5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5" calcext:value-type="float">
            <text:p>5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6" calcext:value-type="float">
            <text:p>56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8" calcext:value-type="float">
            <text:p>58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0" calcext:value-type="float">
            <text:p>60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2" calcext:value-type="float">
            <text:p>6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5" calcext:value-type="float">
            <text:p>65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6" calcext:value-type="float">
            <text:p>66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69" calcext:value-type="float">
            <text:p>69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1" calcext:value-type="float">
            <text:p>7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2" calcext:value-type="float">
            <text:p>72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3" calcext:value-type="float">
            <text:p>7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4" calcext:value-type="float">
            <text:p>74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6" calcext:value-type="float">
            <text:p>76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8" calcext:value-type="float">
            <text:p>78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79" calcext:value-type="float">
            <text:p>79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2" calcext:value-type="float">
            <text:p>82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6" calcext:value-type="float">
            <text:p>86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7" calcext:value-type="float">
            <text:p>8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89" calcext:value-type="float">
            <text:p>89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1" calcext:value-type="float">
            <text:p>91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3" calcext:value-type="float">
            <text:p>93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4" calcext:value-type="float">
            <text:p>94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6" calcext:value-type="float">
            <text:p>96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7" calcext:value-type="float">
            <text:p>9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8" calcext:value-type="float">
            <text:p>98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entropy </text:p>
          </table:table-cell>
          <table:table-cell office:value-type="float" office:value="99" calcext:value-type="float">
            <text:p>99</text:p>
          </table:table-cell>
          <table:table-cell office:value-type="float" office:value="68.5" calcext:value-type="float">
            <text:p>68,5</text:p>
          </table:table-cell>
        </table:table-row>
      </table:table>
      <table:named-expressions/>
      <table:database-ranges>
        <table:database-range table:name="__Anonymous_Sheet_DB__0" table:target-range-address="Tabelle1.C1:Tabelle1.C19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6:21:39.222000000</meta:creation-date>
    <dc:date>2014-02-06T16:23:30.317000000</dc:date>
    <meta:editing-duration>P0D</meta:editing-duration>
    <meta:editing-cycles>1</meta:editing-cycles>
    <meta:document-statistic meta:table-count="1" meta:cell-count="594" meta:object-count="0"/>
    <meta:generator>LibreOffice/4.1.3.2$Windows_x86 LibreOffice_project/70feb7d99726f064edab4605a8ab840c50ec57a</meta:generator>
  </office:meta>
</office:document-meta>
</file>